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F" svg:font-family="" style:font-family-generic="roman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161in"/>
    </style:style>
    <style:style style:name="co3" style:family="table-column">
      <style:table-column-properties fo:break-before="auto" style:column-width="3.8575in"/>
    </style:style>
    <style:style style:name="co4" style:family="table-column">
      <style:table-column-properties fo:break-before="auto" style:column-width="2.4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2583in" fo:break-before="auto" style:use-optimal-row-height="true"/>
    </style:style>
    <style:style style:name="ro3" style:family="table-row">
      <style:table-row-properties style:row-height="1.2709in" fo:break-before="auto" style:use-optimal-row-height="true"/>
    </style:style>
    <style:style style:name="ro4" style:family="table-row">
      <style:table-row-properties style:row-height="1.4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 fo:font-size="12pt" fo:language="en" fo:country="US" style:language-asian="en" style:country-asian="US" style:font-size-complex="6.80000019073486pt"/>
    </style:style>
    <style:style style:name="ce3" style:family="table-cell" style:parent-style-name="Default">
      <style:text-properties style:font-name="Liberation Serif" fo:font-size="12pt" fo:language="en" fo:country="US" style:font-name-asian="DejaVu Sans" style:language-asian="en" style:country-asian="US" style:font-name-complex="DejaVu Sans" style:font-size-complex="6.80000019073486pt"/>
    </style:style>
    <style:style style:name="ta_extref" style:family="table">
      <style:table-properties table:display="false"/>
    </style:style>
    <style:style style:name="T1" style:family="text">
      <style:text-properties fo:language="en" fo:country="US" style:font-name-asian="DejaVu Sans" style:language-asian="en" style:country-asian="US" style:font-name-complex="DejaVu Sans" style:font-size-complex="6.80000019073486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">
          <table:table-cell table:number-columns-repeated="4"/>
        </table:table-row>
        <table:table-row table:style-name="ro2">
          <table:table-cell/>
          <table:table-cell table:style-name="ce1" office:value-type="string">
            <text:p>Format – GR20</text:p>
          </table:table-cell>
          <table:table-cell table:style-name="ce2" office:value-type="string">
            <text:p>Family member information + Agricultural information</text:p>
          </table:table-cell>
          <table:table-cell table:style-name="ce3" office:value-type="string">
            <text:p><text:span text:style-name="T1">Member name</text:span></text:p>
            <text:p><text:span text:style-name="T1">Age – DOB</text:span></text:p>
            <text:p><text:span text:style-name="T1">Education</text:span></text:p>
            <text:p><text:span text:style-name="T1">Member serial no.</text:span></text:p>
            <text:p><text:span text:style-name="T1">Caste-sub caste</text:span></text:p>
            <text:p><text:span text:style-name="T1">Land – acres,gunta</text:span></text:p>
            <text:p><text:span text:style-name="T1">Occupation</text:span>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/>
          <table:table-cell table:style-name="ce1" office:value-type="string">
            <text:p>Format – GR21</text:p>
          </table:table-cell>
          <table:table-cell office:value-type="string">
            <text:p>Declaration to open a bank account and for operating SB account with 2 nominees </text:p>
            <text:p>among the group members</text:p>
          </table:table-cell>
          <table:table-cell office:value-type="string">
            <text:p>1. Group name</text:p>
            <text:p>2. Address</text:p>
            <text:p>3. Date of registration</text:p>
            <text:p>4. Group id</text:p>
            <text:p>5. Purpose</text:p>
            <text:p>6. Nominee 1 / father/spouse name</text:p>
            <text:p>7. Nominee 2 / Father /spouse name</text:p>
            <text:p>8. List of group members</text:p>
          </table:table-cell>
        </table:table-row>
        <table:table-row table:style-name="ro1">
          <table:table-cell table:number-columns-repeated="4"/>
        </table:table-row>
        <table:table-row table:style-name="ro4">
          <table:table-cell/>
          <table:table-cell table:style-name="ce1" office:value-type="string">
            <text:p>Format – GR22</text:p>
          </table:table-cell>
          <table:table-cell office:value-type="string">
            <text:p>Group resolution for withdrawing money from SB account</text:p>
          </table:table-cell>
          <table:table-cell office:value-type="string">
            <text:p>1. Group name</text:p>
            <text:p>2. Address</text:p>
            <text:p>3. Group ID</text:p>
            <text:p>4. Savings account number</text:p>
            <text:p>5. Loan account number</text:p>
            <text:p>6. Nominee 1</text:p>
            <text:p>7. Nominee 2 </text:p>
            <text:p>8. Nominee 3</text:p>
            <text:p>9. List of group member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8">03/28/2011</text:date>, <text:time>12:0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hiti </meta:initial-creator>
    <meta:creation-date>2011-03-28T11:44:26</meta:creation-date>
    <dc:date>2011-03-28T12:06:27</dc:date>
    <dc:creator>mahiti </dc:creator>
    <meta:editing-duration>PT00H22M02S</meta:editing-duration>
    <meta:editing-cycles>3</meta:editing-cycles>
    <meta:generator>OpenOffice.org/3.2$Linux OpenOffice.org_project/320m12$Build-9483</meta:generator>
    <meta:document-statistic meta:table-count="3" meta:cell-count="9" meta:object-count="0"/>
  </office:meta>
</office:document-meta>
</file>